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.28pt" svg:y="262.6pt">
            <loext:p draw:notify-on-update-of-ranges="Results.A7:Results.A7 Results.B1:Results.B1 Results.B7:Results.B7 Results.C1:Results.C1 Results.C7:Results.C7 Results.D1:Results.D1 Results.D7:Results.D7 Results.E1:Results.E1 Results.E7:Results.E7 Results.F1:Results.F1 Results.F7:Results.F7 Results.G1:Results.G1 Results.G7:Results.G7 Results.H1:Results.H1 Results.H7:Results.H7 Results.I1:Results.I1 Results.I7:Results.I7 Results.J1:Results.J1 Results.J7:Results.J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09pt" svg:height="255.26pt" svg:x="496.66pt" svg:y="252.23pt">
            <loext:p draw:notify-on-update-of-ranges="Results.A1:Results.A1 Results.A4:Results.A4 Results.B1:Results.B1 Results.B4:Results.B4 Results.C1:Results.C1 Results.C4:Results.C4 Results.D1:Results.D1 Results.D4:Results.D4 Results.E1:Results.E1 Results.E4:Results.E4 Results.F1:Results.F1 Results.F4:Results.F4 Results.G1:Results.G1 Results.G4:Results.G4 Results.H1:Results.H1 Results.H4:Results.H4 Results.I1:Results.I1 Results.I4:Results.I4 Results.J1:Results.J1 Results.J4:Results.J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09pt" svg:height="255.23pt" svg:x="486.54pt" svg:y="538.36pt">
            <loext:p draw:notify-on-update-of-ranges="Results.A1:Results.A1 Results.A5:Results.A5 Results.B1:Results.B1 Results.B5:Results.B5 Results.C1:Results.C1 Results.C5:Results.C5 Results.D1:Results.D1 Results.D5:Results.D5 Results.E1:Results.E1 Results.E5:Results.E5 Results.F1:Results.F1 Results.F5:Results.F5 Results.G1:Results.G1 Results.G5:Results.G5 Results.H1:Results.H1 Results.H5:Results.H5 Results.I1:Results.I1 Results.I5:Results.I5 Results.J1:Results.J1 Results.J5:Results.J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6pt" svg:height="255.23pt" svg:x="11.68pt" svg:y="525.54pt">
            <loext:p draw:notify-on-update-of-ranges="Results.A1:Results.A1 Results.A2:Results.A2 Results.B1:Results.B1 Results.B2:Results.B2 Results.C1:Results.C1 Results.C2:Results.C2 Results.D1:Results.D1 Results.D2:Results.D2 Results.E1:Results.E1 Results.E2:Results.E2 Results.F1:Results.F1 Results.F2:Results.F2 Results.G1:Results.G1 Results.G2:Results.G2 Results.H1:Results.H1 Results.H2:Results.H2 Results.I1:Results.I1 Results.I2:Results.I2 Results.J1:Results.J1 Results.J2:Results.J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09pt" svg:height="255.23pt" svg:x="15.56pt" svg:y="801.86pt">
            <loext:p draw:notify-on-update-of-ranges="Results.A1:Results.A1 Results.A3:Results.A3 Results.B1:Results.B1 Results.B3:Results.B3 Results.C1:Results.C1 Results.C3:Results.C3 Results.D1:Results.D1 Results.D3:Results.D3 Results.E1:Results.E1 Results.E3:Results.E3 Results.F1:Results.F1 Results.F3:Results.F3 Results.G1:Results.G1 Results.G3:Results.G3 Results.H1:Results.H1 Results.H3:Results.H3 Results.I1:Results.I1 Results.I3:Results.I3 Results.J1:Results.J1 Results.J3:Results.J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06pt" svg:height="255.26pt" svg:x="509.13pt" svg:y="807.14pt">
            <loext:p draw:notify-on-update-of-ranges="Results.A1:Results.A1 Results.A11:Results.A11 Results.B1:Results.B1 Results.B11:Results.B11 Results.C1:Results.C1 Results.C11:Results.C11 Results.D1:Results.D1 Results.D11:Results.D11 Results.E1:Results.E1 Results.E11:Results.E11 Results.F1:Results.F1 Results.F11:Results.F11 Results.G1:Results.G1 Results.G11:Results.G11 Results.H1:Results.H1 Results.H11:Results.H11 Results.I1:Results.I1 Results.I11:Results.I11 Results.J1:Results.J1 Results.J11:Results.J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09pt" svg:height="255.23pt" svg:x="18.68pt" svg:y="1077.45pt">
            <loext:p draw:notify-on-update-of-ranges="Results.A1:Results.A1 Results.A18:Results.A18 Results.B1:Results.B1 Results.B18:Results.B18 Results.C1:Results.C1 Results.C18:Results.C18 Results.D1:Results.D1 Results.D18:Results.D18 Results.E1:Results.E1 Results.E18:Results.E18 Results.F1:Results.F1 Results.F18:Results.F18 Results.G1:Results.G1 Results.G18:Results.G18 Results.H1:Results.H1 Results.H18:Results.H18 Results.I1:Results.I1 Results.I18:Results.I18 Results.J1:Results.J1 Results.J18:Results.J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06pt" svg:height="255.23pt" svg:x="502.89pt" svg:y="1099.28pt">
            <loext:p draw:notify-on-update-of-ranges="Results.A1:Results.A1 Results.A14:Results.A14 Results.B1:Results.B1 Results.B14:Results.B14 Results.C1:Results.C1 Results.C14:Results.C14 Results.D1:Results.D1 Results.D14:Results.D14 Results.E1:Results.E1 Results.E14:Results.E14 Results.F1:Results.F1 Results.F14:Results.F14 Results.G1:Results.G1 Results.G14:Results.G14 Results.H1:Results.H1 Results.H14:Results.H14 Results.I1:Results.I1 Results.I14:Results.I14 Results.J1:Results.J1 Results.J14:Results.J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06pt" svg:height="255.23pt" svg:x="492.01pt" svg:y="1377.86pt">
            <loext:p draw:notify-on-update-of-ranges="Results.A1:Results.A1 Results.A17:Results.A17 Results.B1:Results.B1 Results.B17:Results.B17 Results.C1:Results.C1 Results.C17:Results.C17 Results.D1:Results.D1 Results.D17:Results.D17 Results.E1:Results.E1 Results.E17:Results.E17 Results.F1:Results.F1 Results.F17:Results.F17 Results.G1:Results.G1 Results.G17:Results.G17 Results.H1:Results.H1 Results.H17:Results.H17 Results.I1:Results.I1 Results.I17:Results.I17 Results.J1:Results.J1 Results.J17:Results.J1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ember2</text:p>
          </table:table-cell>
          <table:table-cell office:value-type="string" calcext:value-type="string">
            <text:p>incrementaldom</text:p>
          </table:table-cell>
          <table:table-cell office:value-type="string" calcext:value-type="string">
            <text:p>angular1</text:p>
          </table:table-cell>
          <table:table-cell office:value-type="string" calcext:value-type="string">
            <text:p>angular2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virtualdom</text:p>
          </table:table-cell>
          <table:table-cell office:value-type="string" calcext:value-type="string">
            <text:p>citojs</text:p>
          </table:table-cell>
        </table:table-row>
        <table:table-row table:style-name="ro1">
          <table:table-cell office:value-type="string" calcext:value-type="string">
            <text:p>MajorGC</text:p>
          </table:table-cell>
          <table:table-cell office:value-type="float" office:value="15.436200000532" calcext:value-type="float">
            <text:p>15.4362000005</text:p>
          </table:table-cell>
          <table:table-cell office:value-type="float" office:value="27.2329999994487" calcext:value-type="float">
            <text:p>27.2329999994</text:p>
          </table:table-cell>
          <table:table-cell office:value-type="float" office:value="22.9798000005074" calcext:value-type="float">
            <text:p>22.9798000005</text:p>
          </table:table-cell>
          <table:table-cell office:value-type="float" office:value="11.0481999997981" calcext:value-type="float">
            <text:p>11.0481999998</text:p>
          </table:table-cell>
          <table:table-cell office:value-type="float" office:value="265.088800000586" calcext:value-type="float">
            <text:p>265.0888000006</text:p>
          </table:table-cell>
          <table:table-cell office:value-type="float" office:value="29.0189999992028" calcext:value-type="float">
            <text:p>29.0189999992</text:p>
          </table:table-cell>
          <table:table-cell office:value-type="float" office:value="20.9848000008613" calcext:value-type="float">
            <text:p>20.9848000009</text:p>
          </table:table-cell>
          <table:table-cell office:value-type="float" office:value="7.92999999970198" calcext:value-type="float">
            <text:p>7.9299999997</text:p>
          </table:table-cell>
          <table:table-cell office:value-type="float" office:value="10.2208000002429" calcext:value-type="float">
            <text:p>10.2208000002</text:p>
          </table:table-cell>
        </table:table-row>
        <table:table-row table:style-name="ro1">
          <table:table-cell office:value-type="string" calcext:value-type="string">
            <text:p>MinorGC</text:p>
          </table:table-cell>
          <table:table-cell office:value-type="float" office:value="25.8018000001088" calcext:value-type="float">
            <text:p>25.8018000001</text:p>
          </table:table-cell>
          <table:table-cell office:value-type="float" office:value="229.87239999976" calcext:value-type="float">
            <text:p>229.8723999998</text:p>
          </table:table-cell>
          <table:table-cell office:value-type="float" office:value="148.32679999955" calcext:value-type="float">
            <text:p>148.3267999996</text:p>
          </table:table-cell>
          <table:table-cell office:value-type="float" office:value="18.6386000000872" calcext:value-type="float">
            <text:p>18.6386000001</text:p>
          </table:table-cell>
          <table:table-cell office:value-type="float" office:value="312.695999999158" calcext:value-type="float">
            <text:p>312.6959999992</text:p>
          </table:table-cell>
          <table:table-cell office:value-type="float" office:value="71.690000000596" calcext:value-type="float">
            <text:p>71.6900000006</text:p>
          </table:table-cell>
          <table:table-cell office:value-type="float" office:value="86.7737999996171" calcext:value-type="float">
            <text:p>86.7737999996</text:p>
          </table:table-cell>
          <table:table-cell office:value-type="float" office:value="81.0069999996573" calcext:value-type="float">
            <text:p>81.0069999997</text:p>
          </table:table-cell>
          <table:table-cell office:value-type="float" office:value="121.970399999432" calcext:value-type="float">
            <text:p>121.9703999994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98.8365999999456" calcext:value-type="float">
            <text:p>98.8365999999</text:p>
          </table:table-cell>
          <table:table-cell office:value-type="float" office:value="674.003200000431" calcext:value-type="float">
            <text:p>674.0032000004</text:p>
          </table:table-cell>
          <table:table-cell office:value-type="float" office:value="785.620599999465" calcext:value-type="float">
            <text:p>785.6205999995</text:p>
          </table:table-cell>
          <table:table-cell office:value-type="float" office:value="318.438200000115" calcext:value-type="float">
            <text:p>318.4382000001</text:p>
          </table:table-cell>
          <table:table-cell office:value-type="float" office:value="147.937800000608" calcext:value-type="float">
            <text:p>147.9378000006</text:p>
          </table:table-cell>
          <table:table-cell office:value-type="float" office:value="235.493399998732" calcext:value-type="float">
            <text:p>235.4933999987</text:p>
          </table:table-cell>
          <table:table-cell office:value-type="float" office:value="180.759399999306" calcext:value-type="float">
            <text:p>180.7593999993</text:p>
          </table:table-cell>
          <table:table-cell office:value-type="float" office:value="231.470800001174" calcext:value-type="float">
            <text:p>231.4708000012</text:p>
          </table:table-cell>
          <table:table-cell office:value-type="float" office:value="1771.46440000255" calcext:value-type="float">
            <text:p>1771.4644000026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57.7030000005849" calcext:value-type="float">
            <text:p>57.7030000006</text:p>
          </table:table-cell>
          <table:table-cell office:value-type="float" office:value="306.428400000092" calcext:value-type="float">
            <text:p>306.4284000001</text:p>
          </table:table-cell>
          <table:table-cell office:value-type="float" office:value="353.238599999901" calcext:value-type="float">
            <text:p>353.2385999999</text:p>
          </table:table-cell>
          <table:table-cell office:value-type="float" office:value="148.32240000153" calcext:value-type="float">
            <text:p>148.3224000015</text:p>
          </table:table-cell>
          <table:table-cell office:value-type="float" office:value="65.5722000008449" calcext:value-type="float">
            <text:p>65.5722000008</text:p>
          </table:table-cell>
          <table:table-cell office:value-type="float" office:value="96.7262000007555" calcext:value-type="float">
            <text:p>96.7262000008</text:p>
          </table:table-cell>
          <table:table-cell office:value-type="float" office:value="96.0145999995992" calcext:value-type="float">
            <text:p>96.0145999996</text:p>
          </table:table-cell>
          <table:table-cell office:value-type="float" office:value="117.828000002354" calcext:value-type="float">
            <text:p>117.8280000024</text:p>
          </table:table-cell>
          <table:table-cell office:value-type="float" office:value="865.408999996632" calcext:value-type="float">
            <text:p>865.4089999966</text:p>
          </table:table-cell>
        </table:table-row>
        <table:table-row table:style-name="ro1">
          <table:table-cell office:value-type="string" calcext:value-type="string">
            <text:p>mean_frame_time</text:p>
          </table:table-cell>
          <table:table-cell office:value-type="float" office:value="18.5753110209398" calcext:value-type="float">
            <text:p>18.5753110209</text:p>
          </table:table-cell>
          <table:table-cell office:value-type="float" office:value="21.0980849791751" calcext:value-type="float">
            <text:p>21.0980849792</text:p>
          </table:table-cell>
          <table:table-cell office:value-type="float" office:value="21.502202977555" calcext:value-type="float">
            <text:p>21.5022029776</text:p>
          </table:table-cell>
          <table:table-cell office:value-type="float" office:value="17.9276016243937" calcext:value-type="float">
            <text:p>17.9276016244</text:p>
          </table:table-cell>
          <table:table-cell office:value-type="float" office:value="25.6998020428523" calcext:value-type="float">
            <text:p>25.6998020429</text:p>
          </table:table-cell>
          <table:table-cell office:value-type="float" office:value="19.9121685763621" calcext:value-type="float">
            <text:p>19.9121685764</text:p>
          </table:table-cell>
          <table:table-cell office:value-type="float" office:value="18.6401778668537" calcext:value-type="float">
            <text:p>18.6401778669</text:p>
          </table:table-cell>
          <table:table-cell office:value-type="float" office:value="18.261084646597" calcext:value-type="float">
            <text:p>18.2610846466</text:p>
          </table:table-cell>
          <table:table-cell office:value-type="float" office:value="19.8280171683664" calcext:value-type="float">
            <text:p>19.8280171684</text:p>
          </table:table-cell>
        </table:table-row>
        <table:table-row table:style-name="ro1">
          <table:table-cell office:value-type="string" calcext:value-type="string">
            <text:p>droppedFrameCount</text:p>
          </table:table-cell>
          <table:table-cell office:value-type="float" office:value="185.6" calcext:value-type="float">
            <text:p>185.6</text:p>
          </table:table-cell>
          <table:table-cell office:value-type="float" office:value="531" calcext:value-type="float">
            <text:p>531</text:p>
          </table:table-cell>
          <table:table-cell office:value-type="float" office:value="534.2" calcext:value-type="float">
            <text:p>534.2</text:p>
          </table:table-cell>
          <table:table-cell office:value-type="float" office:value="151.4" calcext:value-type="float">
            <text:p>151.4</text:p>
          </table:table-cell>
          <table:table-cell office:value-type="float" office:value="455.6" calcext:value-type="float">
            <text:p>455.6</text:p>
          </table:table-cell>
          <table:table-cell office:value-type="float" office:value="247" calcext:value-type="float">
            <text:p>247</text:p>
          </table:table-cell>
          <table:table-cell office:value-type="float" office:value="214" calcext:value-type="float">
            <text:p>214</text:p>
          </table:table-cell>
          <table:table-cell office:value-type="float" office:value="176.4" calcext:value-type="float">
            <text:p>176.4</text:p>
          </table:table-cell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string" calcext:value-type="string">
            <text:p>ExpensivePaints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nsiveEventHandlers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PerLayout_avg</text:p>
          </table:table-cell>
          <table:table-cell office:value-type="float" office:value="4009.29353535354" calcext:value-type="float">
            <text:p>4009.2935353535</text:p>
          </table:table-cell>
          <table:table-cell office:value-type="float" office:value="5811.24415818959" calcext:value-type="float">
            <text:p>5811.2441581896</text:p>
          </table:table-cell>
          <table:table-cell office:value-type="float" office:value="5807.81242290244" calcext:value-type="float">
            <text:p>5807.8124229025</text:p>
          </table:table-cell>
          <table:table-cell office:value-type="float" office:value="3007.18823529412" calcext:value-type="float">
            <text:p>3007.1882352941</text:p>
          </table:table-cell>
          <table:table-cell office:value-type="float" office:value="4011.37272727273" calcext:value-type="float">
            <text:p>4011.3727272727</text:p>
          </table:table-cell>
          <table:table-cell office:value-type="float" office:value="4013.86549707602" calcext:value-type="float">
            <text:p>4013.865497076</text:p>
          </table:table-cell>
          <table:table-cell office:value-type="float" office:value="3008.36842105263" calcext:value-type="float">
            <text:p>3008.3684210526</text:p>
          </table:table-cell>
          <table:table-cell office:value-type="float" office:value="3006.39881481481" calcext:value-type="float">
            <text:p>3006.3988148148</text:p>
          </table:table-cell>
          <table:table-cell office:value-type="float" office:value="3007.28473541727" calcext:value-type="float">
            <text:p>3007.2847354173</text:p>
          </table:table-cell>
        </table:table-row>
        <table:table-row table:style-name="ro1">
          <table:table-cell office:value-type="string" calcext:value-type="string">
            <text:p>frames_per_sec</text:p>
          </table:table-cell>
          <table:table-cell office:value-type="float" office:value="53.8381514196504" calcext:value-type="float">
            <text:p>53.8381514197</text:p>
          </table:table-cell>
          <table:table-cell office:value-type="float" office:value="47.4185411405738" calcext:value-type="float">
            <text:p>47.4185411406</text:p>
          </table:table-cell>
          <table:table-cell office:value-type="float" office:value="46.8751890883852" calcext:value-type="float">
            <text:p>46.8751890884</text:p>
          </table:table-cell>
          <table:table-cell office:value-type="float" office:value="55.7799922329409" calcext:value-type="float">
            <text:p>55.7799922329</text:p>
          </table:table-cell>
          <table:table-cell office:value-type="float" office:value="38.9193739478208" calcext:value-type="float">
            <text:p>38.9193739478</text:p>
          </table:table-cell>
          <table:table-cell office:value-type="float" office:value="50.2303316335736" calcext:value-type="float">
            <text:p>50.2303316336</text:p>
          </table:table-cell>
          <table:table-cell office:value-type="float" office:value="53.6517168472432" calcext:value-type="float">
            <text:p>53.6517168472</text:p>
          </table:table-cell>
          <table:table-cell office:value-type="float" office:value="54.7652237568461" calcext:value-type="float">
            <text:p>54.7652237568</text:p>
          </table:table-cell>
          <table:table-cell office:value-type="float" office:value="50.4338224932818" calcext:value-type="float">
            <text:p>50.4338224933</text:p>
          </table:table-cell>
        </table:table-row>
        <table:table-row table:style-name="ro1">
          <table:table-cell office:value-type="string" calcext:value-type="string">
            <text:p>percentage_smooth</text:p>
          </table:table-cell>
          <table:table-cell office:value-type="float" office:value="87.8960709519324" calcext:value-type="float">
            <text:p>87.8960709519</text:p>
          </table:table-cell>
          <table:table-cell office:value-type="float" office:value="72.5183357475319" calcext:value-type="float">
            <text:p>72.5183357475</text:p>
          </table:table-cell>
          <table:table-cell office:value-type="float" office:value="78.4531222261522" calcext:value-type="float">
            <text:p>78.4531222262</text:p>
          </table:table-cell>
          <table:table-cell office:value-type="float" office:value="93.6717099350658" calcext:value-type="float">
            <text:p>93.6717099351</text:p>
          </table:table-cell>
          <table:table-cell office:value-type="float" office:value="86.833426228906" calcext:value-type="float">
            <text:p>86.8334262289</text:p>
          </table:table-cell>
          <table:table-cell office:value-type="float" office:value="91.7478059926261" calcext:value-type="float">
            <text:p>91.7478059926</text:p>
          </table:table-cell>
          <table:table-cell office:value-type="float" office:value="95.4151538441152" calcext:value-type="float">
            <text:p>95.4151538441</text:p>
          </table:table-cell>
          <table:table-cell office:value-type="float" office:value="95.1591351328059" calcext:value-type="float">
            <text:p>95.1591351328</text:p>
          </table:table-cell>
          <table:table-cell office:value-type="float" office:value="77.2664605719203" calcext:value-type="float">
            <text:p>77.2664605719</text:p>
          </table:table-cell>
        </table:table-row>
        <table:table-row table:style-name="ro1">
          <table:table-cell office:value-type="string" calcext:value-type="string">
            <text:p>domReadyTime</text:p>
          </table:table-cell>
          <table:table-cell office:value-type="float" office:value="24.4" calcext:value-type="float">
            <text:p>24.4</text:p>
          </table:table-cell>
          <table:table-cell office:value-type="float" office:value="693.4" calcext:value-type="float">
            <text:p>693.4</text:p>
          </table:table-cell>
          <table:table-cell office:value-type="float" office:value="611.6" calcext:value-type="float">
            <text:p>611.6</text:p>
          </table:table-cell>
          <table:table-cell office:value-type="float" office:value="22.2" calcext:value-type="float">
            <text:p>22.2</text:p>
          </table:table-cell>
          <table:table-cell office:value-type="float" office:value="565.4" calcext:value-type="float">
            <text:p>565.4</text:p>
          </table:table-cell>
          <table:table-cell office:value-type="float" office:value="37.8" calcext:value-type="float">
            <text:p>37.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talJSHeapSize_max</text:p>
          </table:table-cell>
          <table:table-cell office:value-type="float" office:value="38280000" calcext:value-type="float">
            <text:p>38280000</text:p>
          </table:table-cell>
          <table:table-cell office:value-type="float" office:value="78520000" calcext:value-type="float">
            <text:p>78520000</text:p>
          </table:table-cell>
          <table:table-cell office:value-type="float" office:value="72200000" calcext:value-type="float">
            <text:p>72200000</text:p>
          </table:table-cell>
          <table:table-cell office:value-type="float" office:value="29040000" calcext:value-type="float">
            <text:p>29040000</text:p>
          </table:table-cell>
          <table:table-cell office:value-type="float" office:value="142600000" calcext:value-type="float">
            <text:p>142600000</text:p>
          </table:table-cell>
          <table:table-cell office:value-type="float" office:value="77720000" calcext:value-type="float">
            <text:p>77720000</text:p>
          </table:table-cell>
          <table:table-cell office:value-type="float" office:value="55480000" calcext:value-type="float">
            <text:p>55480000</text:p>
          </table:table-cell>
          <table:table-cell office:value-type="float" office:value="70900000" calcext:value-type="float">
            <text:p>70900000</text:p>
          </table:table-cell>
          <table:table-cell office:value-type="float" office:value="44180000" calcext:value-type="float">
            <text:p>44180000</text:p>
          </table:table-cell>
        </table:table-row>
        <table:table-row table:style-name="ro1">
          <table:table-cell office:value-type="string" calcext:value-type="string">
            <text:p>totalJSHeapSize_avg</text:p>
          </table:table-cell>
          <table:table-cell office:value-type="float" office:value="38280000" calcext:value-type="float">
            <text:p>38280000</text:p>
          </table:table-cell>
          <table:table-cell office:value-type="float" office:value="78520000" calcext:value-type="float">
            <text:p>78520000</text:p>
          </table:table-cell>
          <table:table-cell office:value-type="float" office:value="72200000" calcext:value-type="float">
            <text:p>72200000</text:p>
          </table:table-cell>
          <table:table-cell office:value-type="float" office:value="29040000" calcext:value-type="float">
            <text:p>29040000</text:p>
          </table:table-cell>
          <table:table-cell office:value-type="float" office:value="142600000" calcext:value-type="float">
            <text:p>142600000</text:p>
          </table:table-cell>
          <table:table-cell office:value-type="float" office:value="77720000" calcext:value-type="float">
            <text:p>77720000</text:p>
          </table:table-cell>
          <table:table-cell office:value-type="float" office:value="55480000" calcext:value-type="float">
            <text:p>55480000</text:p>
          </table:table-cell>
          <table:table-cell office:value-type="float" office:value="70900000" calcext:value-type="float">
            <text:p>70900000</text:p>
          </table:table-cell>
          <table:table-cell office:value-type="float" office:value="44180000" calcext:value-type="float">
            <text:p>44180000</text:p>
          </table:table-cell>
        </table:table-row>
        <table:table-row table:style-name="ro1">
          <table:table-cell office:value-type="string" calcext:value-type="string">
            <text:p>usedJSHeapSize_max</text:p>
          </table:table-cell>
          <table:table-cell office:value-type="float" office:value="15380000" calcext:value-type="float">
            <text:p>15380000</text:p>
          </table:table-cell>
          <table:table-cell office:value-type="float" office:value="51820000" calcext:value-type="float">
            <text:p>51820000</text:p>
          </table:table-cell>
          <table:table-cell office:value-type="float" office:value="45420000" calcext:value-type="float">
            <text:p>45420000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97700000" calcext:value-type="float">
            <text:p>97700000</text:p>
          </table:table-cell>
          <table:table-cell office:value-type="float" office:value="52980000" calcext:value-type="float">
            <text:p>52980000</text:p>
          </table:table-cell>
          <table:table-cell office:value-type="float" office:value="20260000" calcext:value-type="float">
            <text:p>20260000</text:p>
          </table:table-cell>
          <table:table-cell office:value-type="float" office:value="22240000" calcext:value-type="float">
            <text:p>22240000</text:p>
          </table:table-cell>
          <table:table-cell office:value-type="float" office:value="23980000" calcext:value-type="float">
            <text:p>23980000</text:p>
          </table:table-cell>
        </table:table-row>
        <table:table-row table:style-name="ro1">
          <table:table-cell office:value-type="string" calcext:value-type="string">
            <text:p>usedJSHeapSize_avg</text:p>
          </table:table-cell>
          <table:table-cell office:value-type="float" office:value="15380000" calcext:value-type="float">
            <text:p>15380000</text:p>
          </table:table-cell>
          <table:table-cell office:value-type="float" office:value="51820000" calcext:value-type="float">
            <text:p>51820000</text:p>
          </table:table-cell>
          <table:table-cell office:value-type="float" office:value="45420000" calcext:value-type="float">
            <text:p>45420000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97700000" calcext:value-type="float">
            <text:p>97700000</text:p>
          </table:table-cell>
          <table:table-cell office:value-type="float" office:value="52980000" calcext:value-type="float">
            <text:p>52980000</text:p>
          </table:table-cell>
          <table:table-cell office:value-type="float" office:value="20260000" calcext:value-type="float">
            <text:p>20260000</text:p>
          </table:table-cell>
          <table:table-cell office:value-type="float" office:value="22240000" calcext:value-type="float">
            <text:p>22240000</text:p>
          </table:table-cell>
          <table:table-cell office:value-type="float" office:value="23980000" calcext:value-type="float">
            <text:p>23980000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753.11200000234" calcext:value-type="float">
            <text:p>753.1120000023</text:p>
          </table:table-cell>
          <table:table-cell office:value-type="float" office:value="6405.91579999989" calcext:value-type="float">
            <text:p>6405.9157999999</text:p>
          </table:table-cell>
          <table:table-cell office:value-type="float" office:value="6174.00220000036" calcext:value-type="float">
            <text:p>6174.0022000004</text:p>
          </table:table-cell>
          <table:table-cell office:value-type="float" office:value="593.979400000814" calcext:value-type="float">
            <text:p>593.9794000008</text:p>
          </table:table-cell>
          <table:table-cell office:value-type="float" office:value="4792.64919999372" calcext:value-type="float">
            <text:p>4792.6491999937</text:p>
          </table:table-cell>
          <table:table-cell office:value-type="float" office:value="1638.23780000247" calcext:value-type="float">
            <text:p>1638.2378000025</text:p>
          </table:table-cell>
          <table:table-cell office:value-type="float" office:value="1225.62300000042" calcext:value-type="float">
            <text:p>1225.6230000004</text:p>
          </table:table-cell>
          <table:table-cell office:value-type="float" office:value="932.040399998427" calcext:value-type="float">
            <text:p>932.0403999984</text:p>
          </table:table-cell>
          <table:table-cell office:value-type="float" office:value="2282.10320000015" calcext:value-type="float">
            <text:p>2282.1032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6-01-06T13:53:16.785896282</dc:date>
    <dc:creator>Sebastián </dc:creator>
    <meta:editing-duration>PT3M13S</meta:editing-duration>
    <meta:editing-cycles>1</meta:editing-cycles>
    <meta:document-statistic meta:table-count="1" meta:cell-count="18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2.209cm" style:legend-expansion="high" chart:style-name="ch2"/>
        <chart:plot-area chart:style-name="ch3" table:cell-range-address="Results.A7:Results.J7 Results.B1:Results.J1" chart:data-source-has-labels="both" svg:x="1.331cm" svg:y="0.18cm" svg:width="11.16cm" svg:height="8.64cm">
          <chartooo:coordinate-region svg:x="2.138cm" svg:y="0.379cm" svg:width="10.353cm" svg:height="7.794cm"/>
          <chart:axis chart:dimension="x" chart:name="primary-x" chart:style-name="ch4" chartooo:axis-type="auto">
            <chartooo:date-scale/>
            <chart:categories table:cell-range-address="Results.A7:Results.A7"/>
          </chart:axis>
          <chart:axis chart:dimension="y" chart:name="primary-y" chart:style-name="ch5">
            <chart:title svg:x="0.451cm" svg:y="6.105cm" chart:style-name="ch6">
              <text:p>count (lower is better)</text:p>
            </chart:title>
            <chart:grid chart:style-name="ch7" chart:class="major"/>
          </chart:axis>
          <chart:series chart:style-name="ch8" chart:values-cell-range-address="Results.B7:Results.B7" chart:label-cell-address="Results.B1:Results.B1" chart:class="chart:bar">
            <chart:data-point/>
          </chart:series>
          <chart:series chart:style-name="ch9" chart:values-cell-range-address="Results.C7:Results.C7" chart:label-cell-address="Results.C1:Results.C1" chart:class="chart:bar">
            <chart:data-point/>
          </chart:series>
          <chart:series chart:style-name="ch10" chart:values-cell-range-address="Results.D7:Results.D7" chart:label-cell-address="Results.D1:Results.D1" chart:class="chart:bar">
            <chart:data-point/>
          </chart:series>
          <chart:series chart:style-name="ch11" chart:values-cell-range-address="Results.E7:Results.E7" chart:label-cell-address="Results.E1:Results.E1" chart:class="chart:bar">
            <chart:data-point/>
          </chart:series>
          <chart:series chart:style-name="ch12" chart:values-cell-range-address="Results.F7:Results.F7" chart:label-cell-address="Results.F1:Results.F1" chart:class="chart:bar">
            <chart:data-point/>
          </chart:series>
          <chart:series chart:style-name="ch13" chart:values-cell-range-address="Results.G7:Results.G7" chart:label-cell-address="Results.G1:Results.G1" chart:class="chart:bar">
            <chart:data-point/>
          </chart:series>
          <chart:series chart:style-name="ch14" chart:values-cell-range-address="Results.H7:Results.H7" chart:label-cell-address="Results.H1:Results.H1" chart:class="chart:bar">
            <chart:data-point/>
          </chart:series>
          <chart:series chart:style-name="ch15" chart:values-cell-range-address="Results.I7:Results.I7" chart:label-cell-address="Results.I1:Results.I1" chart:class="chart:bar">
            <chart:data-point/>
          </chart:series>
          <chart:series chart:style-name="ch16" chart:values-cell-range-address="Results.J7:Results.J7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oppedFrameCount</text:p>
                <draw:g>
                  <svg:desc>Results.A7:Results.A7</svg:desc>
                </draw:g>
              </table:table-cell>
              <table:table-cell office:value-type="float" office:value="185.6">
                <text:p>185.6</text:p>
                <draw:g>
                  <svg:desc>Results.B7:Results.B7</svg:desc>
                </draw:g>
              </table:table-cell>
              <table:table-cell office:value-type="float" office:value="531">
                <text:p>531</text:p>
                <draw:g>
                  <svg:desc>Results.C7:Results.C7</svg:desc>
                </draw:g>
              </table:table-cell>
              <table:table-cell office:value-type="float" office:value="534.2">
                <text:p>534.2</text:p>
                <draw:g>
                  <svg:desc>Results.D7:Results.D7</svg:desc>
                </draw:g>
              </table:table-cell>
              <table:table-cell office:value-type="float" office:value="151.4">
                <text:p>151.4</text:p>
                <draw:g>
                  <svg:desc>Results.E7:Results.E7</svg:desc>
                </draw:g>
              </table:table-cell>
              <table:table-cell office:value-type="float" office:value="455.6">
                <text:p>455.6</text:p>
                <draw:g>
                  <svg:desc>Results.F7:Results.F7</svg:desc>
                </draw:g>
              </table:table-cell>
              <table:table-cell office:value-type="float" office:value="247">
                <text:p>247</text:p>
                <draw:g>
                  <svg:desc>Results.G7:Results.G7</svg:desc>
                </draw:g>
              </table:table-cell>
              <table:table-cell office:value-type="float" office:value="214">
                <text:p>214</text:p>
                <draw:g>
                  <svg:desc>Results.H7:Results.H7</svg:desc>
                </draw:g>
              </table:table-cell>
              <table:table-cell office:value-type="float" office:value="176.4">
                <text:p>176.4</text:p>
                <draw:g>
                  <svg:desc>Results.I7:Results.I7</svg:desc>
                </draw:g>
              </table:table-cell>
              <table:table-cell office:value-type="float" office:value="403.2">
                <text:p>403.2</text:p>
                <draw:g>
                  <svg:desc>Results.J7:Results.J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legend chart:legend-position="end" svg:x="12.796cm" svg:y="2.212cm" style:legend-expansion="high" chart:style-name="ch2"/>
        <chart:plot-area chart:style-name="ch3" table:cell-range-address="Results.A1:Results.J1 Results.A4:Results.J4" chart:data-source-has-labels="both" svg:x="1.33cm" svg:y="0.18cm" svg:width="11.147cm" svg:height="8.646cm">
          <chartooo:coordinate-region svg:x="2.322cm" svg:y="0.38cm" svg:width="10.155cm" svg:height="7.799cm"/>
          <chart:axis chart:dimension="x" chart:name="primary-x" chart:style-name="ch4" chartooo:axis-type="auto">
            <chartooo:date-scale/>
            <chart:categories table:cell-range-address="Results.A4:Results.A4"/>
          </chart:axis>
          <chart:axis chart:dimension="y" chart:name="primary-y" chart:style-name="ch5">
            <chart:title svg:x="0.451cm" svg:y="6.439cm" chart:style-name="ch6">
              <text:p>time in ms (lower is better)</text:p>
            </chart:title>
            <chart:grid chart:style-name="ch7" chart:class="major"/>
          </chart:axis>
          <chart:series chart:style-name="ch8" chart:values-cell-range-address="Results.B4:Results.B4" chart:label-cell-address="Results.B1:Results.B1" chart:class="chart:bar">
            <chart:data-point/>
          </chart:series>
          <chart:series chart:style-name="ch9" chart:values-cell-range-address="Results.C4:Results.C4" chart:label-cell-address="Results.C1:Results.C1" chart:class="chart:bar">
            <chart:data-point/>
          </chart:series>
          <chart:series chart:style-name="ch10" chart:values-cell-range-address="Results.D4:Results.D4" chart:label-cell-address="Results.D1:Results.D1" chart:class="chart:bar">
            <chart:data-point/>
          </chart:series>
          <chart:series chart:style-name="ch11" chart:values-cell-range-address="Results.E4:Results.E4" chart:label-cell-address="Results.E1:Results.E1" chart:class="chart:bar">
            <chart:data-point/>
          </chart:series>
          <chart:series chart:style-name="ch12" chart:values-cell-range-address="Results.F4:Results.F4" chart:label-cell-address="Results.F1:Results.F1" chart:class="chart:bar">
            <chart:data-point/>
          </chart:series>
          <chart:series chart:style-name="ch13" chart:values-cell-range-address="Results.G4:Results.G4" chart:label-cell-address="Results.G1:Results.G1" chart:class="chart:bar">
            <chart:data-point/>
          </chart:series>
          <chart:series chart:style-name="ch14" chart:values-cell-range-address="Results.H4:Results.H4" chart:label-cell-address="Results.H1:Results.H1" chart:class="chart:bar">
            <chart:data-point/>
          </chart:series>
          <chart:series chart:style-name="ch15" chart:values-cell-range-address="Results.I4:Results.I4" chart:label-cell-address="Results.I1:Results.I1" chart:class="chart:bar">
            <chart:data-point/>
          </chart:series>
          <chart:series chart:style-name="ch16" chart:values-cell-range-address="Results.J4:Results.J4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yout</text:p>
                <draw:g>
                  <svg:desc>Results.A4:Results.A4</svg:desc>
                </draw:g>
              </table:table-cell>
              <table:table-cell office:value-type="float" office:value="98.8365999999456">
                <text:p>98.8365999999456</text:p>
                <draw:g>
                  <svg:desc>Results.B4:Results.B4</svg:desc>
                </draw:g>
              </table:table-cell>
              <table:table-cell office:value-type="float" office:value="674.003200000431">
                <text:p>674.003200000431</text:p>
                <draw:g>
                  <svg:desc>Results.C4:Results.C4</svg:desc>
                </draw:g>
              </table:table-cell>
              <table:table-cell office:value-type="float" office:value="785.620599999465">
                <text:p>785.620599999465</text:p>
                <draw:g>
                  <svg:desc>Results.D4:Results.D4</svg:desc>
                </draw:g>
              </table:table-cell>
              <table:table-cell office:value-type="float" office:value="318.438200000115">
                <text:p>318.438200000115</text:p>
                <draw:g>
                  <svg:desc>Results.E4:Results.E4</svg:desc>
                </draw:g>
              </table:table-cell>
              <table:table-cell office:value-type="float" office:value="147.937800000608">
                <text:p>147.937800000608</text:p>
                <draw:g>
                  <svg:desc>Results.F4:Results.F4</svg:desc>
                </draw:g>
              </table:table-cell>
              <table:table-cell office:value-type="float" office:value="235.493399998732">
                <text:p>235.493399998732</text:p>
                <draw:g>
                  <svg:desc>Results.G4:Results.G4</svg:desc>
                </draw:g>
              </table:table-cell>
              <table:table-cell office:value-type="float" office:value="180.759399999306">
                <text:p>180.759399999306</text:p>
                <draw:g>
                  <svg:desc>Results.H4:Results.H4</svg:desc>
                </draw:g>
              </table:table-cell>
              <table:table-cell office:value-type="float" office:value="231.470800001174">
                <text:p>231.470800001174</text:p>
                <draw:g>
                  <svg:desc>Results.I4:Results.I4</svg:desc>
                </draw:g>
              </table:table-cell>
              <table:table-cell office:value-type="float" office:value="1771.46440000255">
                <text:p>1771.46440000255</text:p>
                <draw:g>
                  <svg:desc>Results.J4:Results.J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legend chart:legend-position="end" svg:x="12.796cm" svg:y="2.211cm" style:legend-expansion="high" chart:style-name="ch2"/>
        <chart:plot-area chart:style-name="ch3" table:cell-range-address="Results.A1:Results.J1 Results.A5:Results.J5" chart:data-source-has-labels="both" svg:x="1.33cm" svg:y="0.18cm" svg:width="11.147cm" svg:height="8.645cm">
          <chartooo:coordinate-region svg:x="2.322cm" svg:y="0.379cm" svg:width="10.155cm" svg:height="7.799cm"/>
          <chart:axis chart:dimension="x" chart:name="primary-x" chart:style-name="ch4" chartooo:axis-type="auto">
            <chartooo:date-scale/>
            <chart:categories table:cell-range-address="Results.A5:Results.A5"/>
          </chart:axis>
          <chart:axis chart:dimension="y" chart:name="primary-y" chart:style-name="ch5">
            <chart:title svg:x="0.451cm" svg:y="6.438cm" chart:style-name="ch6">
              <text:p>time in ms (lower is better)</text:p>
            </chart:title>
            <chart:grid chart:style-name="ch7" chart:class="major"/>
          </chart:axis>
          <chart:series chart:style-name="ch8" chart:values-cell-range-address="Results.B5:Results.B5" chart:label-cell-address="Results.B1:Results.B1" chart:class="chart:bar">
            <chart:data-point/>
          </chart:series>
          <chart:series chart:style-name="ch9" chart:values-cell-range-address="Results.C5:Results.C5" chart:label-cell-address="Results.C1:Results.C1" chart:class="chart:bar">
            <chart:data-point/>
          </chart:series>
          <chart:series chart:style-name="ch10" chart:values-cell-range-address="Results.D5:Results.D5" chart:label-cell-address="Results.D1:Results.D1" chart:class="chart:bar">
            <chart:data-point/>
          </chart:series>
          <chart:series chart:style-name="ch11" chart:values-cell-range-address="Results.E5:Results.E5" chart:label-cell-address="Results.E1:Results.E1" chart:class="chart:bar">
            <chart:data-point/>
          </chart:series>
          <chart:series chart:style-name="ch12" chart:values-cell-range-address="Results.F5:Results.F5" chart:label-cell-address="Results.F1:Results.F1" chart:class="chart:bar">
            <chart:data-point/>
          </chart:series>
          <chart:series chart:style-name="ch13" chart:values-cell-range-address="Results.G5:Results.G5" chart:label-cell-address="Results.G1:Results.G1" chart:class="chart:bar">
            <chart:data-point/>
          </chart:series>
          <chart:series chart:style-name="ch14" chart:values-cell-range-address="Results.H5:Results.H5" chart:label-cell-address="Results.H1:Results.H1" chart:class="chart:bar">
            <chart:data-point/>
          </chart:series>
          <chart:series chart:style-name="ch15" chart:values-cell-range-address="Results.I5:Results.I5" chart:label-cell-address="Results.I1:Results.I1" chart:class="chart:bar">
            <chart:data-point/>
          </chart:series>
          <chart:series chart:style-name="ch16" chart:values-cell-range-address="Results.J5:Results.J5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int</text:p>
                <draw:g>
                  <svg:desc>Results.A5:Results.A5</svg:desc>
                </draw:g>
              </table:table-cell>
              <table:table-cell office:value-type="float" office:value="57.7030000005849">
                <text:p>57.7030000005849</text:p>
                <draw:g>
                  <svg:desc>Results.B5:Results.B5</svg:desc>
                </draw:g>
              </table:table-cell>
              <table:table-cell office:value-type="float" office:value="306.428400000092">
                <text:p>306.428400000092</text:p>
                <draw:g>
                  <svg:desc>Results.C5:Results.C5</svg:desc>
                </draw:g>
              </table:table-cell>
              <table:table-cell office:value-type="float" office:value="353.238599999901">
                <text:p>353.238599999901</text:p>
                <draw:g>
                  <svg:desc>Results.D5:Results.D5</svg:desc>
                </draw:g>
              </table:table-cell>
              <table:table-cell office:value-type="float" office:value="148.32240000153">
                <text:p>148.32240000153</text:p>
                <draw:g>
                  <svg:desc>Results.E5:Results.E5</svg:desc>
                </draw:g>
              </table:table-cell>
              <table:table-cell office:value-type="float" office:value="65.5722000008449">
                <text:p>65.5722000008449</text:p>
                <draw:g>
                  <svg:desc>Results.F5:Results.F5</svg:desc>
                </draw:g>
              </table:table-cell>
              <table:table-cell office:value-type="float" office:value="96.7262000007555">
                <text:p>96.7262000007555</text:p>
                <draw:g>
                  <svg:desc>Results.G5:Results.G5</svg:desc>
                </draw:g>
              </table:table-cell>
              <table:table-cell office:value-type="float" office:value="96.0145999995992">
                <text:p>96.0145999995992</text:p>
                <draw:g>
                  <svg:desc>Results.H5:Results.H5</svg:desc>
                </draw:g>
              </table:table-cell>
              <table:table-cell office:value-type="float" office:value="117.828000002354">
                <text:p>117.828000002354</text:p>
                <draw:g>
                  <svg:desc>Results.I5:Results.I5</svg:desc>
                </draw:g>
              </table:table-cell>
              <table:table-cell office:value-type="float" office:value="865.408999996632">
                <text:p>865.408999996632</text:p>
                <draw:g>
                  <svg:desc>Results.J5:Results.J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legend chart:legend-position="end" svg:x="12.795cm" svg:y="2.211cm" style:legend-expansion="high" chart:style-name="ch2"/>
        <chart:plot-area chart:style-name="ch3" table:cell-range-address="Results.A1:Results.J2" chart:data-source-has-labels="both" svg:x="1.33cm" svg:y="0.18cm" svg:width="11.146cm" svg:height="8.645cm">
          <chartooo:coordinate-region svg:x="2.137cm" svg:y="0.379cm" svg:width="10.339cm" svg:height="7.799cm"/>
          <chart:axis chart:dimension="x" chart:name="primary-x" chart:style-name="ch4" chartooo:axis-type="auto">
            <chartooo:date-scale/>
            <chart:categories table:cell-range-address="Results.A2:Results.A2"/>
          </chart:axis>
          <chart:axis chart:dimension="y" chart:name="primary-y" chart:style-name="ch5">
            <chart:title svg:x="0.451cm" svg:y="6.438cm" chart:style-name="ch6">
              <text:p>time in ms (lower is better)</text:p>
            </chart:title>
            <chart:grid chart:style-name="ch7" chart:class="major"/>
          </chart:axis>
          <chart:series chart:style-name="ch8" chart:values-cell-range-address="Results.B2:Results.B2" chart:label-cell-address="Results.B1:Results.B1" chart:class="chart:bar">
            <chart:data-point/>
          </chart:series>
          <chart:series chart:style-name="ch9" chart:values-cell-range-address="Results.C2:Results.C2" chart:label-cell-address="Results.C1:Results.C1" chart:class="chart:bar">
            <chart:data-point/>
          </chart:series>
          <chart:series chart:style-name="ch10" chart:values-cell-range-address="Results.D2:Results.D2" chart:label-cell-address="Results.D1:Results.D1" chart:class="chart:bar">
            <chart:data-point/>
          </chart:series>
          <chart:series chart:style-name="ch11" chart:values-cell-range-address="Results.E2:Results.E2" chart:label-cell-address="Results.E1:Results.E1" chart:class="chart:bar">
            <chart:data-point/>
          </chart:series>
          <chart:series chart:style-name="ch12" chart:values-cell-range-address="Results.F2:Results.F2" chart:label-cell-address="Results.F1:Results.F1" chart:class="chart:bar">
            <chart:data-point/>
          </chart:series>
          <chart:series chart:style-name="ch13" chart:values-cell-range-address="Results.G2:Results.G2" chart:label-cell-address="Results.G1:Results.G1" chart:class="chart:bar">
            <chart:data-point/>
          </chart:series>
          <chart:series chart:style-name="ch14" chart:values-cell-range-address="Results.H2:Results.H2" chart:label-cell-address="Results.H1:Results.H1" chart:class="chart:bar">
            <chart:data-point/>
          </chart:series>
          <chart:series chart:style-name="ch15" chart:values-cell-range-address="Results.I2:Results.I2" chart:label-cell-address="Results.I1:Results.I1" chart:class="chart:bar">
            <chart:data-point/>
          </chart:series>
          <chart:series chart:style-name="ch16" chart:values-cell-range-address="Results.J2:Results.J2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jorGC</text:p>
                <draw:g>
                  <svg:desc>Results.A2:Results.A2</svg:desc>
                </draw:g>
              </table:table-cell>
              <table:table-cell office:value-type="float" office:value="15.436200000532">
                <text:p>15.436200000532</text:p>
                <draw:g>
                  <svg:desc>Results.B2:Results.B2</svg:desc>
                </draw:g>
              </table:table-cell>
              <table:table-cell office:value-type="float" office:value="27.2329999994487">
                <text:p>27.2329999994487</text:p>
                <draw:g>
                  <svg:desc>Results.C2:Results.C2</svg:desc>
                </draw:g>
              </table:table-cell>
              <table:table-cell office:value-type="float" office:value="22.9798000005074">
                <text:p>22.9798000005074</text:p>
                <draw:g>
                  <svg:desc>Results.D2:Results.D2</svg:desc>
                </draw:g>
              </table:table-cell>
              <table:table-cell office:value-type="float" office:value="11.0481999997981">
                <text:p>11.0481999997981</text:p>
                <draw:g>
                  <svg:desc>Results.E2:Results.E2</svg:desc>
                </draw:g>
              </table:table-cell>
              <table:table-cell office:value-type="float" office:value="265.088800000586">
                <text:p>265.088800000586</text:p>
                <draw:g>
                  <svg:desc>Results.F2:Results.F2</svg:desc>
                </draw:g>
              </table:table-cell>
              <table:table-cell office:value-type="float" office:value="29.0189999992028">
                <text:p>29.0189999992028</text:p>
                <draw:g>
                  <svg:desc>Results.G2:Results.G2</svg:desc>
                </draw:g>
              </table:table-cell>
              <table:table-cell office:value-type="float" office:value="20.9848000008613">
                <text:p>20.9848000008613</text:p>
                <draw:g>
                  <svg:desc>Results.H2:Results.H2</svg:desc>
                </draw:g>
              </table:table-cell>
              <table:table-cell office:value-type="float" office:value="7.92999999970198">
                <text:p>7.92999999970198</text:p>
                <draw:g>
                  <svg:desc>Results.I2:Results.I2</svg:desc>
                </draw:g>
              </table:table-cell>
              <table:table-cell office:value-type="float" office:value="10.2208000002429">
                <text:p>10.2208000002429</text:p>
                <draw:g>
                  <svg:desc>Results.J2:Results.J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legend chart:legend-position="end" svg:x="12.796cm" svg:y="2.211cm" style:legend-expansion="high" chart:style-name="ch2"/>
        <chart:plot-area chart:style-name="ch3" table:cell-range-address="Results.A1:Results.J1 Results.A3:Results.J3" chart:data-source-has-labels="both" svg:x="1.33cm" svg:y="0.18cm" svg:width="11.147cm" svg:height="8.645cm">
          <chartooo:coordinate-region svg:x="2.137cm" svg:y="0.379cm" svg:width="10.34cm" svg:height="7.799cm"/>
          <chart:axis chart:dimension="x" chart:name="primary-x" chart:style-name="ch4" chartooo:axis-type="auto">
            <chartooo:date-scale/>
            <chart:categories table:cell-range-address="Results.A3:Results.A3"/>
          </chart:axis>
          <chart:axis chart:dimension="y" chart:name="primary-y" chart:style-name="ch5">
            <chart:title svg:x="0.451cm" svg:y="6.438cm" chart:style-name="ch6">
              <text:p>time in ms (lower is better)</text:p>
            </chart:title>
            <chart:grid chart:style-name="ch7" chart:class="major"/>
          </chart:axis>
          <chart:series chart:style-name="ch8" chart:values-cell-range-address="Results.B3:Results.B3" chart:label-cell-address="Results.B1:Results.B1" chart:class="chart:bar">
            <chart:data-point/>
          </chart:series>
          <chart:series chart:style-name="ch9" chart:values-cell-range-address="Results.C3:Results.C3" chart:label-cell-address="Results.C1:Results.C1" chart:class="chart:bar">
            <chart:data-point/>
          </chart:series>
          <chart:series chart:style-name="ch10" chart:values-cell-range-address="Results.D3:Results.D3" chart:label-cell-address="Results.D1:Results.D1" chart:class="chart:bar">
            <chart:data-point/>
          </chart:series>
          <chart:series chart:style-name="ch11" chart:values-cell-range-address="Results.E3:Results.E3" chart:label-cell-address="Results.E1:Results.E1" chart:class="chart:bar">
            <chart:data-point/>
          </chart:series>
          <chart:series chart:style-name="ch12" chart:values-cell-range-address="Results.F3:Results.F3" chart:label-cell-address="Results.F1:Results.F1" chart:class="chart:bar">
            <chart:data-point/>
          </chart:series>
          <chart:series chart:style-name="ch13" chart:values-cell-range-address="Results.G3:Results.G3" chart:label-cell-address="Results.G1:Results.G1" chart:class="chart:bar">
            <chart:data-point/>
          </chart:series>
          <chart:series chart:style-name="ch14" chart:values-cell-range-address="Results.H3:Results.H3" chart:label-cell-address="Results.H1:Results.H1" chart:class="chart:bar">
            <chart:data-point/>
          </chart:series>
          <chart:series chart:style-name="ch15" chart:values-cell-range-address="Results.I3:Results.I3" chart:label-cell-address="Results.I1:Results.I1" chart:class="chart:bar">
            <chart:data-point/>
          </chart:series>
          <chart:series chart:style-name="ch16" chart:values-cell-range-address="Results.J3:Results.J3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orGC</text:p>
                <draw:g>
                  <svg:desc>Results.A3:Results.A3</svg:desc>
                </draw:g>
              </table:table-cell>
              <table:table-cell office:value-type="float" office:value="25.8018000001088">
                <text:p>25.8018000001088</text:p>
                <draw:g>
                  <svg:desc>Results.B3:Results.B3</svg:desc>
                </draw:g>
              </table:table-cell>
              <table:table-cell office:value-type="float" office:value="229.87239999976">
                <text:p>229.87239999976</text:p>
                <draw:g>
                  <svg:desc>Results.C3:Results.C3</svg:desc>
                </draw:g>
              </table:table-cell>
              <table:table-cell office:value-type="float" office:value="148.32679999955">
                <text:p>148.32679999955</text:p>
                <draw:g>
                  <svg:desc>Results.D3:Results.D3</svg:desc>
                </draw:g>
              </table:table-cell>
              <table:table-cell office:value-type="float" office:value="18.6386000000872">
                <text:p>18.6386000000872</text:p>
                <draw:g>
                  <svg:desc>Results.E3:Results.E3</svg:desc>
                </draw:g>
              </table:table-cell>
              <table:table-cell office:value-type="float" office:value="312.695999999158">
                <text:p>312.695999999158</text:p>
                <draw:g>
                  <svg:desc>Results.F3:Results.F3</svg:desc>
                </draw:g>
              </table:table-cell>
              <table:table-cell office:value-type="float" office:value="71.690000000596">
                <text:p>71.690000000596</text:p>
                <draw:g>
                  <svg:desc>Results.G3:Results.G3</svg:desc>
                </draw:g>
              </table:table-cell>
              <table:table-cell office:value-type="float" office:value="86.7737999996171">
                <text:p>86.7737999996171</text:p>
                <draw:g>
                  <svg:desc>Results.H3:Results.H3</svg:desc>
                </draw:g>
              </table:table-cell>
              <table:table-cell office:value-type="float" office:value="81.0069999996573">
                <text:p>81.0069999996573</text:p>
                <draw:g>
                  <svg:desc>Results.I3:Results.I3</svg:desc>
                </draw:g>
              </table:table-cell>
              <table:table-cell office:value-type="float" office:value="121.970399999432">
                <text:p>121.970399999432</text:p>
                <draw:g>
                  <svg:desc>Results.J3:Results.J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bar" chart:style-name="ch1">
        <chart:legend chart:legend-position="end" svg:x="12.795cm" svg:y="2.212cm" style:legend-expansion="high" chart:style-name="ch2"/>
        <chart:plot-area chart:style-name="ch3" table:cell-range-address="Results.A1:Results.J1 Results.A11:Results.J11" chart:data-source-has-labels="both" svg:x="1.33cm" svg:y="0.18cm" svg:width="11.146cm" svg:height="8.646cm">
          <chartooo:coordinate-region svg:x="1.951cm" svg:y="0.379cm" svg:width="10.525cm" svg:height="7.8cm"/>
          <chart:axis chart:dimension="x" chart:name="primary-x" chart:style-name="ch4" chartooo:axis-type="auto">
            <chartooo:date-scale/>
            <chart:categories table:cell-range-address="Results.A11:Results.A11"/>
          </chart:axis>
          <chart:axis chart:dimension="y" chart:name="primary-y" chart:style-name="ch5">
            <chart:title svg:x="0.451cm" svg:y="6.082cm" chart:style-name="ch6">
              <text:p>FPS (higher is better)</text:p>
            </chart:title>
            <chart:grid chart:style-name="ch7" chart:class="major"/>
          </chart:axis>
          <chart:series chart:style-name="ch8" chart:values-cell-range-address="Results.B11:Results.B11" chart:label-cell-address="Results.B1:Results.B1" chart:class="chart:bar">
            <chart:data-point/>
          </chart:series>
          <chart:series chart:style-name="ch9" chart:values-cell-range-address="Results.C11:Results.C11" chart:label-cell-address="Results.C1:Results.C1" chart:class="chart:bar">
            <chart:data-point/>
          </chart:series>
          <chart:series chart:style-name="ch10" chart:values-cell-range-address="Results.D11:Results.D11" chart:label-cell-address="Results.D1:Results.D1" chart:class="chart:bar">
            <chart:data-point/>
          </chart:series>
          <chart:series chart:style-name="ch11" chart:values-cell-range-address="Results.E11:Results.E11" chart:label-cell-address="Results.E1:Results.E1" chart:class="chart:bar">
            <chart:data-point/>
          </chart:series>
          <chart:series chart:style-name="ch12" chart:values-cell-range-address="Results.F11:Results.F11" chart:label-cell-address="Results.F1:Results.F1" chart:class="chart:bar">
            <chart:data-point/>
          </chart:series>
          <chart:series chart:style-name="ch13" chart:values-cell-range-address="Results.G11:Results.G11" chart:label-cell-address="Results.G1:Results.G1" chart:class="chart:bar">
            <chart:data-point/>
          </chart:series>
          <chart:series chart:style-name="ch14" chart:values-cell-range-address="Results.H11:Results.H11" chart:label-cell-address="Results.H1:Results.H1" chart:class="chart:bar">
            <chart:data-point/>
          </chart:series>
          <chart:series chart:style-name="ch15" chart:values-cell-range-address="Results.I11:Results.I11" chart:label-cell-address="Results.I1:Results.I1" chart:class="chart:bar">
            <chart:data-point/>
          </chart:series>
          <chart:series chart:style-name="ch16" chart:values-cell-range-address="Results.J11:Results.J11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mes_per_sec</text:p>
                <draw:g>
                  <svg:desc>Results.A11:Results.A11</svg:desc>
                </draw:g>
              </table:table-cell>
              <table:table-cell office:value-type="float" office:value="53.8381514196504">
                <text:p>53.8381514196504</text:p>
                <draw:g>
                  <svg:desc>Results.B11:Results.B11</svg:desc>
                </draw:g>
              </table:table-cell>
              <table:table-cell office:value-type="float" office:value="47.4185411405738">
                <text:p>47.4185411405738</text:p>
                <draw:g>
                  <svg:desc>Results.C11:Results.C11</svg:desc>
                </draw:g>
              </table:table-cell>
              <table:table-cell office:value-type="float" office:value="46.8751890883852">
                <text:p>46.8751890883852</text:p>
                <draw:g>
                  <svg:desc>Results.D11:Results.D11</svg:desc>
                </draw:g>
              </table:table-cell>
              <table:table-cell office:value-type="float" office:value="55.7799922329409">
                <text:p>55.7799922329409</text:p>
                <draw:g>
                  <svg:desc>Results.E11:Results.E11</svg:desc>
                </draw:g>
              </table:table-cell>
              <table:table-cell office:value-type="float" office:value="38.9193739478208">
                <text:p>38.9193739478208</text:p>
                <draw:g>
                  <svg:desc>Results.F11:Results.F11</svg:desc>
                </draw:g>
              </table:table-cell>
              <table:table-cell office:value-type="float" office:value="50.2303316335736">
                <text:p>50.2303316335736</text:p>
                <draw:g>
                  <svg:desc>Results.G11:Results.G11</svg:desc>
                </draw:g>
              </table:table-cell>
              <table:table-cell office:value-type="float" office:value="53.6517168472432">
                <text:p>53.6517168472432</text:p>
                <draw:g>
                  <svg:desc>Results.H11:Results.H11</svg:desc>
                </draw:g>
              </table:table-cell>
              <table:table-cell office:value-type="float" office:value="54.7652237568461">
                <text:p>54.7652237568461</text:p>
                <draw:g>
                  <svg:desc>Results.I11:Results.I11</svg:desc>
                </draw:g>
              </table:table-cell>
              <table:table-cell office:value-type="float" office:value="50.4338224932818">
                <text:p>50.4338224932818</text:p>
                <draw:g>
                  <svg:desc>Results.J11:Results.J1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legend chart:legend-position="end" svg:x="12.796cm" svg:y="2.211cm" style:legend-expansion="high" chart:style-name="ch2"/>
        <chart:plot-area chart:style-name="ch3" table:cell-range-address="Results.A1:Results.J1 Results.A18:Results.J18" chart:data-source-has-labels="both" svg:x="1.33cm" svg:y="0.18cm" svg:width="11.147cm" svg:height="8.645cm">
          <chartooo:coordinate-region svg:x="2.322cm" svg:y="0.379cm" svg:width="10.155cm" svg:height="7.799cm"/>
          <chart:axis chart:dimension="x" chart:name="primary-x" chart:style-name="ch4" chartooo:axis-type="auto">
            <chartooo:date-scale/>
            <chart:categories table:cell-range-address="Results.A18:Results.A18"/>
          </chart:axis>
          <chart:axis chart:dimension="y" chart:name="primary-y" chart:style-name="ch5">
            <chart:title svg:x="0.451cm" svg:y="6.782cm" chart:style-name="ch6">
              <text:p>total time in ms (lower is better)</text:p>
            </chart:title>
            <chart:grid chart:style-name="ch7" chart:class="major"/>
          </chart:axis>
          <chart:series chart:style-name="ch8" chart:values-cell-range-address="Results.B18:Results.B18" chart:label-cell-address="Results.B1:Results.B1" chart:class="chart:bar">
            <chart:data-point/>
          </chart:series>
          <chart:series chart:style-name="ch9" chart:values-cell-range-address="Results.C18:Results.C18" chart:label-cell-address="Results.C1:Results.C1" chart:class="chart:bar">
            <chart:data-point/>
          </chart:series>
          <chart:series chart:style-name="ch10" chart:values-cell-range-address="Results.D18:Results.D18" chart:label-cell-address="Results.D1:Results.D1" chart:class="chart:bar">
            <chart:data-point/>
          </chart:series>
          <chart:series chart:style-name="ch11" chart:values-cell-range-address="Results.E18:Results.E18" chart:label-cell-address="Results.E1:Results.E1" chart:class="chart:bar">
            <chart:data-point/>
          </chart:series>
          <chart:series chart:style-name="ch12" chart:values-cell-range-address="Results.F18:Results.F18" chart:label-cell-address="Results.F1:Results.F1" chart:class="chart:bar">
            <chart:data-point/>
          </chart:series>
          <chart:series chart:style-name="ch13" chart:values-cell-range-address="Results.G18:Results.G18" chart:label-cell-address="Results.G1:Results.G1" chart:class="chart:bar">
            <chart:data-point/>
          </chart:series>
          <chart:series chart:style-name="ch14" chart:values-cell-range-address="Results.H18:Results.H18" chart:label-cell-address="Results.H1:Results.H1" chart:class="chart:bar">
            <chart:data-point/>
          </chart:series>
          <chart:series chart:style-name="ch15" chart:values-cell-range-address="Results.I18:Results.I18" chart:label-cell-address="Results.I1:Results.I1" chart:class="chart:bar">
            <chart:data-point/>
          </chart:series>
          <chart:series chart:style-name="ch16" chart:values-cell-range-address="Results.J18:Results.J18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  <draw:g>
                  <svg:desc>Results.A18:Results.A18</svg:desc>
                </draw:g>
              </table:table-cell>
              <table:table-cell office:value-type="float" office:value="753.11200000234">
                <text:p>753.11200000234</text:p>
                <draw:g>
                  <svg:desc>Results.B18:Results.B18</svg:desc>
                </draw:g>
              </table:table-cell>
              <table:table-cell office:value-type="float" office:value="6405.91579999989">
                <text:p>6405.91579999989</text:p>
                <draw:g>
                  <svg:desc>Results.C18:Results.C18</svg:desc>
                </draw:g>
              </table:table-cell>
              <table:table-cell office:value-type="float" office:value="6174.00220000036">
                <text:p>6174.00220000036</text:p>
                <draw:g>
                  <svg:desc>Results.D18:Results.D18</svg:desc>
                </draw:g>
              </table:table-cell>
              <table:table-cell office:value-type="float" office:value="593.979400000814">
                <text:p>593.979400000814</text:p>
                <draw:g>
                  <svg:desc>Results.E18:Results.E18</svg:desc>
                </draw:g>
              </table:table-cell>
              <table:table-cell office:value-type="float" office:value="4792.64919999372">
                <text:p>4792.64919999372</text:p>
                <draw:g>
                  <svg:desc>Results.F18:Results.F18</svg:desc>
                </draw:g>
              </table:table-cell>
              <table:table-cell office:value-type="float" office:value="1638.23780000247">
                <text:p>1638.23780000247</text:p>
                <draw:g>
                  <svg:desc>Results.G18:Results.G18</svg:desc>
                </draw:g>
              </table:table-cell>
              <table:table-cell office:value-type="float" office:value="1225.62300000042">
                <text:p>1225.62300000042</text:p>
                <draw:g>
                  <svg:desc>Results.H18:Results.H18</svg:desc>
                </draw:g>
              </table:table-cell>
              <table:table-cell office:value-type="float" office:value="932.040399998427">
                <text:p>932.040399998427</text:p>
                <draw:g>
                  <svg:desc>Results.I18:Results.I18</svg:desc>
                </draw:g>
              </table:table-cell>
              <table:table-cell office:value-type="float" office:value="2282.10320000015">
                <text:p>2282.10320000015</text:p>
                <draw:g>
                  <svg:desc>Results.J18:Results.J1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legend chart:legend-position="end" svg:x="12.795cm" svg:y="2.211cm" style:legend-expansion="high" chart:style-name="ch2"/>
        <chart:plot-area chart:style-name="ch3" table:cell-range-address="Results.A1:Results.J1 Results.A14:Results.J14" chart:data-source-has-labels="both" svg:x="1.33cm" svg:y="0.18cm" svg:width="11.146cm" svg:height="8.645cm">
          <chartooo:coordinate-region svg:x="3.248cm" svg:y="0.379cm" svg:width="9.228cm" svg:height="7.799cm"/>
          <chart:axis chart:dimension="x" chart:name="primary-x" chart:style-name="ch4" chartooo:axis-type="auto">
            <chartooo:date-scale/>
            <chart:categories table:cell-range-address="Results.A14:Results.A14"/>
          </chart:axis>
          <chart:axis chart:dimension="y" chart:name="primary-y" chart:style-name="ch5">
            <chart:title svg:x="0.451cm" svg:y="6.094cm" chart:style-name="ch6">
              <text:p>bytes (lower is better)</text:p>
            </chart:title>
            <chart:grid chart:style-name="ch7" chart:class="major"/>
          </chart:axis>
          <chart:series chart:style-name="ch8" chart:values-cell-range-address="Results.B14:Results.B14" chart:label-cell-address="Results.B1:Results.B1" chart:class="chart:bar">
            <chart:data-point/>
          </chart:series>
          <chart:series chart:style-name="ch9" chart:values-cell-range-address="Results.C14:Results.C14" chart:label-cell-address="Results.C1:Results.C1" chart:class="chart:bar">
            <chart:data-point/>
          </chart:series>
          <chart:series chart:style-name="ch10" chart:values-cell-range-address="Results.D14:Results.D14" chart:label-cell-address="Results.D1:Results.D1" chart:class="chart:bar">
            <chart:data-point/>
          </chart:series>
          <chart:series chart:style-name="ch11" chart:values-cell-range-address="Results.E14:Results.E14" chart:label-cell-address="Results.E1:Results.E1" chart:class="chart:bar">
            <chart:data-point/>
          </chart:series>
          <chart:series chart:style-name="ch12" chart:values-cell-range-address="Results.F14:Results.F14" chart:label-cell-address="Results.F1:Results.F1" chart:class="chart:bar">
            <chart:data-point/>
          </chart:series>
          <chart:series chart:style-name="ch13" chart:values-cell-range-address="Results.G14:Results.G14" chart:label-cell-address="Results.G1:Results.G1" chart:class="chart:bar">
            <chart:data-point/>
          </chart:series>
          <chart:series chart:style-name="ch14" chart:values-cell-range-address="Results.H14:Results.H14" chart:label-cell-address="Results.H1:Results.H1" chart:class="chart:bar">
            <chart:data-point/>
          </chart:series>
          <chart:series chart:style-name="ch15" chart:values-cell-range-address="Results.I14:Results.I14" chart:label-cell-address="Results.I1:Results.I1" chart:class="chart:bar">
            <chart:data-point/>
          </chart:series>
          <chart:series chart:style-name="ch16" chart:values-cell-range-address="Results.J14:Results.J14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JSHeapSize_max</text:p>
                <draw:g>
                  <svg:desc>Results.A14:Results.A14</svg:desc>
                </draw:g>
              </table:table-cell>
              <table:table-cell office:value-type="float" office:value="38280000">
                <text:p>38280000</text:p>
                <draw:g>
                  <svg:desc>Results.B14:Results.B14</svg:desc>
                </draw:g>
              </table:table-cell>
              <table:table-cell office:value-type="float" office:value="78520000">
                <text:p>78520000</text:p>
                <draw:g>
                  <svg:desc>Results.C14:Results.C14</svg:desc>
                </draw:g>
              </table:table-cell>
              <table:table-cell office:value-type="float" office:value="72200000">
                <text:p>72200000</text:p>
                <draw:g>
                  <svg:desc>Results.D14:Results.D14</svg:desc>
                </draw:g>
              </table:table-cell>
              <table:table-cell office:value-type="float" office:value="29040000">
                <text:p>29040000</text:p>
                <draw:g>
                  <svg:desc>Results.E14:Results.E14</svg:desc>
                </draw:g>
              </table:table-cell>
              <table:table-cell office:value-type="float" office:value="142600000">
                <text:p>142600000</text:p>
                <draw:g>
                  <svg:desc>Results.F14:Results.F14</svg:desc>
                </draw:g>
              </table:table-cell>
              <table:table-cell office:value-type="float" office:value="77720000">
                <text:p>77720000</text:p>
                <draw:g>
                  <svg:desc>Results.G14:Results.G14</svg:desc>
                </draw:g>
              </table:table-cell>
              <table:table-cell office:value-type="float" office:value="55480000">
                <text:p>55480000</text:p>
                <draw:g>
                  <svg:desc>Results.H14:Results.H14</svg:desc>
                </draw:g>
              </table:table-cell>
              <table:table-cell office:value-type="float" office:value="70900000">
                <text:p>70900000</text:p>
                <draw:g>
                  <svg:desc>Results.I14:Results.I14</svg:desc>
                </draw:g>
              </table:table-cell>
              <table:table-cell office:value-type="float" office:value="44180000">
                <text:p>44180000</text:p>
                <draw:g>
                  <svg:desc>Results.J14:Results.J1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bar" chart:style-name="ch1">
        <chart:legend chart:legend-position="end" svg:x="12.795cm" svg:y="2.211cm" style:legend-expansion="high" chart:style-name="ch2"/>
        <chart:plot-area chart:style-name="ch3" table:cell-range-address="Results.A1:Results.J1 Results.A17:Results.J17" chart:data-source-has-labels="both" svg:x="1.33cm" svg:y="0.18cm" svg:width="11.146cm" svg:height="8.645cm">
          <chartooo:coordinate-region svg:x="3.248cm" svg:y="0.379cm" svg:width="9.228cm" svg:height="7.799cm"/>
          <chart:axis chart:dimension="x" chart:name="primary-x" chart:style-name="ch4" chartooo:axis-type="auto">
            <chartooo:date-scale/>
            <chart:categories table:cell-range-address="Results.A17:Results.A17"/>
          </chart:axis>
          <chart:axis chart:dimension="y" chart:name="primary-y" chart:style-name="ch5">
            <chart:title svg:x="0.451cm" svg:y="6.094cm" chart:style-name="ch6">
              <text:p>bytes (lower is better)</text:p>
            </chart:title>
            <chart:grid chart:style-name="ch7" chart:class="major"/>
          </chart:axis>
          <chart:series chart:style-name="ch8" chart:values-cell-range-address="Results.B17:Results.B17" chart:label-cell-address="Results.B1:Results.B1" chart:class="chart:bar">
            <chart:data-point/>
          </chart:series>
          <chart:series chart:style-name="ch9" chart:values-cell-range-address="Results.C17:Results.C17" chart:label-cell-address="Results.C1:Results.C1" chart:class="chart:bar">
            <chart:data-point/>
          </chart:series>
          <chart:series chart:style-name="ch10" chart:values-cell-range-address="Results.D17:Results.D17" chart:label-cell-address="Results.D1:Results.D1" chart:class="chart:bar">
            <chart:data-point/>
          </chart:series>
          <chart:series chart:style-name="ch11" chart:values-cell-range-address="Results.E17:Results.E17" chart:label-cell-address="Results.E1:Results.E1" chart:class="chart:bar">
            <chart:data-point/>
          </chart:series>
          <chart:series chart:style-name="ch12" chart:values-cell-range-address="Results.F17:Results.F17" chart:label-cell-address="Results.F1:Results.F1" chart:class="chart:bar">
            <chart:data-point/>
          </chart:series>
          <chart:series chart:style-name="ch13" chart:values-cell-range-address="Results.G17:Results.G17" chart:label-cell-address="Results.G1:Results.G1" chart:class="chart:bar">
            <chart:data-point/>
          </chart:series>
          <chart:series chart:style-name="ch14" chart:values-cell-range-address="Results.H17:Results.H17" chart:label-cell-address="Results.H1:Results.H1" chart:class="chart:bar">
            <chart:data-point/>
          </chart:series>
          <chart:series chart:style-name="ch15" chart:values-cell-range-address="Results.I17:Results.I17" chart:label-cell-address="Results.I1:Results.I1" chart:class="chart:bar">
            <chart:data-point/>
          </chart:series>
          <chart:series chart:style-name="ch16" chart:values-cell-range-address="Results.J17:Results.J17" chart:label-cell-address="Results.J1:Results.J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ember</text:p>
                <draw:g>
                  <svg:desc>Results.C1:Results.C1</svg:desc>
                </draw:g>
              </table:table-cell>
              <table:table-cell office:value-type="string">
                <text:p>ember2</text:p>
                <draw:g>
                  <svg:desc>Results.D1:Results.D1</svg:desc>
                </draw:g>
              </table:table-cell>
              <table:table-cell office:value-type="string">
                <text:p>incrementaldom</text:p>
                <draw:g>
                  <svg:desc>Results.E1:Results.E1</svg:desc>
                </draw:g>
              </table:table-cell>
              <table:table-cell office:value-type="string">
                <text:p>angular1</text:p>
                <draw:g>
                  <svg:desc>Results.F1:Results.F1</svg:desc>
                </draw:g>
              </table:table-cell>
              <table:table-cell office:value-type="string">
                <text:p>angular2</text:p>
                <draw:g>
                  <svg:desc>Results.G1:Results.G1</svg:desc>
                </draw:g>
              </table:table-cell>
              <table:table-cell office:value-type="string">
                <text:p>mithril</text:p>
                <draw:g>
                  <svg:desc>Results.H1:Results.H1</svg:desc>
                </draw:g>
              </table:table-cell>
              <table:table-cell office:value-type="string">
                <text:p>virtualdom</text:p>
                <draw:g>
                  <svg:desc>Results.I1:Results.I1</svg:desc>
                </draw:g>
              </table:table-cell>
              <table:table-cell office:value-type="string">
                <text:p>citoj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dJSHeapSize_avg</text:p>
                <draw:g>
                  <svg:desc>Results.A17:Results.A17</svg:desc>
                </draw:g>
              </table:table-cell>
              <table:table-cell office:value-type="float" office:value="15380000">
                <text:p>15380000</text:p>
                <draw:g>
                  <svg:desc>Results.B17:Results.B17</svg:desc>
                </draw:g>
              </table:table-cell>
              <table:table-cell office:value-type="float" office:value="51820000">
                <text:p>51820000</text:p>
                <draw:g>
                  <svg:desc>Results.C17:Results.C17</svg:desc>
                </draw:g>
              </table:table-cell>
              <table:table-cell office:value-type="float" office:value="45420000">
                <text:p>45420000</text:p>
                <draw:g>
                  <svg:desc>Results.D17:Results.D17</svg:desc>
                </draw:g>
              </table:table-cell>
              <table:table-cell office:value-type="float" office:value="11120000">
                <text:p>11120000</text:p>
                <draw:g>
                  <svg:desc>Results.E17:Results.E17</svg:desc>
                </draw:g>
              </table:table-cell>
              <table:table-cell office:value-type="float" office:value="97700000">
                <text:p>97700000</text:p>
                <draw:g>
                  <svg:desc>Results.F17:Results.F17</svg:desc>
                </draw:g>
              </table:table-cell>
              <table:table-cell office:value-type="float" office:value="52980000">
                <text:p>52980000</text:p>
                <draw:g>
                  <svg:desc>Results.G17:Results.G17</svg:desc>
                </draw:g>
              </table:table-cell>
              <table:table-cell office:value-type="float" office:value="20260000">
                <text:p>20260000</text:p>
                <draw:g>
                  <svg:desc>Results.H17:Results.H17</svg:desc>
                </draw:g>
              </table:table-cell>
              <table:table-cell office:value-type="float" office:value="22240000">
                <text:p>22240000</text:p>
                <draw:g>
                  <svg:desc>Results.I17:Results.I17</svg:desc>
                </draw:g>
              </table:table-cell>
              <table:table-cell office:value-type="float" office:value="23980000">
                <text:p>23980000</text:p>
                <draw:g>
                  <svg:desc>Results.J17:Results.J1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